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"&gt;</text:placeholder></text:p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party.full_name&gt;</text:placeholder></text:p>
        <text:p text:style-name="MP2"><text:placeholder text:placeholder-type="text">&lt;if test="company.party.addresses"&gt;</text:placeholder></text:p>
        <text:p text:style-name="MP2"><text:placeholder text:placeholder-type="text">&lt;for each="line in 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company.party.phone"&gt;</text:placeholder></text:p>
        <text:p text:style-name="MP2">Phone: <text:placeholder text:placeholder-type="text">&lt;company.party.phone&gt;</text:placeholder></text:p>
        <text:p text:style-name="MP2"><text:placeholder text:placeholder-type="text">&lt;/if&gt;</text:placeholder></text:p>
        <text:p text:style-name="MP2"><text:placeholder text:placeholder-type="text">&lt;if test="company.party.email"&gt;</text:placeholder></text:p>
        <text:p text:style-name="MP2">E-Mail: <text:placeholder text:placeholder-type="text">&lt;company.party.email&gt;</text:placeholder></text:p>
        <text:p text:style-name="MP2"><text:placeholder text:placeholder-type="text">&lt;/if&gt;</text:placeholder></text:p>
        <text:p text:style-name="MP2"><text:placeholder text:placeholder-type="text">&lt;/if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08</meta:creation-date>
    <dc:date>2008-10-22T19:29:43</dc:date>
    <meta:editing-cycles>1</meta:editing-cycles>
    <meta:editing-duration>PT0S</meta:editing-duration>
    <meta:document-statistic meta:character-count="482" meta:image-count="0" meta:object-count="0" meta:page-count="1" meta:paragraph-count="24" meta:table-count="0" meta:word-count="41"/>
    <meta:user-defined meta:name="Info 1"/>
    <meta:user-defined meta:name="Info 2"/>
    <meta:user-defined meta:name="Info 3"/>
    <meta:user-defined meta:name="Info 4"/>
  </office:meta>
</office:document-meta>
</file>